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lean</text:p>
          </table:table-cell>
          <table:table-cell table:style-name="ce1"/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req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di sucipto</text:p>
          </table:table-cell>
          <table:table-cell/>
          <table:table-cell office:value-type="string" calcext:value-type="string">
            <text:p>tugu</text:p>
          </table:table-cell>
          <table:table-cell table:formula="of:=COUNTIF([.$A$2:.$A$1502];[.C2])" office:value-type="float" office:value="107" calcext:value-type="float">
            <text:p>107</text:p>
          </table:table-cell>
          <table:table-cell office:value-type="float" office:value="-7.782985" calcext:value-type="float">
            <text:p>-7.782985</text:p>
          </table:table-cell>
          <table:table-cell office:value-type="float" office:value="110.367042" calcext:value-type="float">
            <text:p>110.367042</text:p>
          </table:table-cell>
        </table:table-row>
        <table:table-row table:style-name="ro1">
          <table:table-cell office:value-type="string" calcext:value-type="string">
            <text:p>ahmad yani</text:p>
          </table:table-cell>
          <table:table-cell/>
          <table:table-cell office:value-type="string" calcext:value-type="string">
            <text:p>bandara</text:p>
          </table:table-cell>
          <table:table-cell table:formula="of:=COUNTIF([.$A$2:.$A$1502];[.C3])" office:value-type="float" office:value="90" calcext:value-type="float">
            <text:p>90</text:p>
          </table:table-cell>
          <table:table-cell office:value-type="float" office:value="-7.783505" calcext:value-type="float">
            <text:p>-7.783505</text:p>
          </table:table-cell>
          <table:table-cell office:value-type="float" office:value="110.438018" calcext:value-type="float">
            <text:p>110.438018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uin</text:p>
          </table:table-cell>
          <table:table-cell table:formula="of:=COUNTIF([.$A$2:.$A$1502];[.C4])" office:value-type="float" office:value="87" calcext:value-type="float">
            <text:p>87</text:p>
          </table:table-cell>
          <table:table-cell office:value-type="float" office:value="-7.783155" calcext:value-type="float">
            <text:p>-7.783155</text:p>
          </table:table-cell>
          <table:table-cell office:value-type="float" office:value="110.395088" calcext:value-type="float">
            <text:p>110.395088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malioboro</text:p>
          </table:table-cell>
          <table:table-cell table:formula="of:=COUNTIF([.$A$2:.$A$1502];[.C5])" office:value-type="float" office:value="83" calcext:value-type="float">
            <text:p>83</text:p>
          </table:table-cell>
          <table:table-cell office:value-type="float" office:value="-7.794005" calcext:value-type="float">
            <text:p>-7.794005</text:p>
          </table:table-cell>
          <table:table-cell office:value-type="float" office:value="110.365653" calcext:value-type="float">
            <text:p>110.365653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gramedia</text:p>
          </table:table-cell>
          <table:table-cell table:formula="of:=COUNTIF([.$A$2:.$A$1502];[.C6])" office:value-type="float" office:value="80" calcext:value-type="float">
            <text:p>80</text:p>
          </table:table-cell>
          <table:table-cell office:value-type="float" office:value="-7.783042" calcext:value-type="float">
            <text:p>-7.783042</text:p>
          </table:table-cell>
          <table:table-cell office:value-type="float" office:value="110.374909" calcext:value-type="float">
            <text:p>110.374909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seturan</text:p>
          </table:table-cell>
          <table:table-cell table:formula="of:=COUNTIF([.$A$2:.$A$1502];[.C7])" office:value-type="float" office:value="80" calcext:value-type="float">
            <text:p>80</text:p>
          </table:table-cell>
          <table:table-cell office:value-type="float" office:value="-7.761762" calcext:value-type="float">
            <text:p>-7.761762</text:p>
          </table:table-cell>
          <table:table-cell office:value-type="float" office:value="110.411997" calcext:value-type="float">
            <text:p>110.411997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demak ijo</text:p>
          </table:table-cell>
          <table:table-cell table:formula="of:=COUNTIF([.$A$2:.$A$1502];[.C8])" office:value-type="float" office:value="55" calcext:value-type="float">
            <text:p>55</text:p>
          </table:table-cell>
          <table:table-cell office:value-type="float" office:value="-7.777219" calcext:value-type="float">
            <text:p>-7.777219</text:p>
          </table:table-cell>
          <table:table-cell office:value-type="float" office:value="110.331667" calcext:value-type="float">
            <text:p>110.331667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maguwo</text:p>
          </table:table-cell>
          <table:table-cell table:formula="of:=COUNTIF([.$A$2:.$A$1502];[.C9])" office:value-type="float" office:value="50" calcext:value-type="float">
            <text:p>50</text:p>
          </table:table-cell>
          <table:table-cell office:value-type="float" office:value="-7.783526" calcext:value-type="float">
            <text:p>-7.783526</text:p>
          </table:table-cell>
          <table:table-cell office:value-type="float" office:value="110.429779" calcext:value-type="float">
            <text:p>110.429779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kleringan</text:p>
          </table:table-cell>
          <table:table-cell table:formula="of:=COUNTIF([.$A$2:.$A$1502];[.C10])" office:value-type="float" office:value="42" calcext:value-type="float">
            <text:p>42</text:p>
          </table:table-cell>
          <table:table-cell office:value-type="float" office:value="-7.790188" calcext:value-type="float">
            <text:p>-7.790188</text:p>
          </table:table-cell>
          <table:table-cell office:value-type="float" office:value="110.368674" calcext:value-type="float">
            <text:p>110.368674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demangan</text:p>
          </table:table-cell>
          <table:table-cell table:formula="of:=COUNTIF([.$A$2:.$A$1502];[.C11])" office:value-type="float" office:value="41" calcext:value-type="float">
            <text:p>41</text:p>
          </table:table-cell>
          <table:table-cell office:value-type="float" office:value="-7.783164" calcext:value-type="float">
            <text:p>-7.783164</text:p>
          </table:table-cell>
          <table:table-cell office:value-type="float" office:value="110.387846" calcext:value-type="float">
            <text:p>110.387846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gamping</text:p>
          </table:table-cell>
          <table:table-cell table:formula="of:=COUNTIF([.$A$2:.$A$1502];[.C12])" office:value-type="float" office:value="37" calcext:value-type="float">
            <text:p>37</text:p>
          </table:table-cell>
          <table:table-cell office:value-type="float" office:value="-7.800389" calcext:value-type="float">
            <text:p>-7.800389</text:p>
          </table:table-cell>
          <table:table-cell office:value-type="float" office:value="110.325178" calcext:value-type="float">
            <text:p>110.325178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kentungan</text:p>
          </table:table-cell>
          <table:table-cell table:formula="of:=COUNTIF([.$A$2:.$A$1502];[.C13])" office:value-type="float" office:value="37" calcext:value-type="float">
            <text:p>37</text:p>
          </table:table-cell>
          <table:table-cell office:value-type="float" office:value="-7.754865" calcext:value-type="float">
            <text:p>-7.754865</text:p>
          </table:table-cell>
          <table:table-cell office:value-type="float" office:value="110.383305" calcext:value-type="float">
            <text:p>110.383305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jati kencana</text:p>
          </table:table-cell>
          <table:table-cell table:formula="of:=COUNTIF([.$A$2:.$A$1502];[.C14])" office:value-type="float" office:value="35" calcext:value-type="float">
            <text:p>35</text:p>
          </table:table-cell>
          <table:table-cell office:value-type="float" office:value="-7.781711" calcext:value-type="float">
            <text:p>-7.781711</text:p>
          </table:table-cell>
          <table:table-cell office:value-type="float" office:value="110.3527" calcext:value-type="float">
            <text:p>110.3527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prambanan</text:p>
          </table:table-cell>
          <table:table-cell table:formula="of:=COUNTIF([.$A$2:.$A$1502];[.C15])" office:value-type="float" office:value="34" calcext:value-type="float">
            <text:p>34</text:p>
          </table:table-cell>
          <table:table-cell office:value-type="float" office:value="-7.75555" calcext:value-type="float">
            <text:p>-7.75555</text:p>
          </table:table-cell>
          <table:table-cell office:value-type="float" office:value="110.489036" calcext:value-type="float">
            <text:p>110.489036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tempel</text:p>
          </table:table-cell>
          <table:table-cell table:formula="of:=COUNTIF([.$A$2:.$A$1502];[.C16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sari</text:p>
          </table:table-cell>
          <table:table-cell/>
          <table:table-cell office:value-type="string" calcext:value-type="string">
            <text:p>solo</text:p>
          </table:table-cell>
          <table:table-cell table:formula="of:=COUNTIF([.$A$2:.$A$1502];[.C17])" office:value-type="float" office:value="31" calcext:value-type="float">
            <text:p>31</text:p>
          </table:table-cell>
          <table:table-cell office:value-type="float" office:value="-7.767962" calcext:value-type="float">
            <text:p>-7.767962</text:p>
          </table:table-cell>
          <table:table-cell office:value-type="float" office:value="110.470779" calcext:value-type="float">
            <text:p>110.470779</text:p>
          </table:table-cell>
        </table:table-row>
        <table:table-row table:style-name="ro1">
          <table:table-cell office:value-type="string" calcext:value-type="string">
            <text:p>babarsari</text:p>
          </table:table-cell>
          <table:table-cell/>
          <table:table-cell office:value-type="string" calcext:value-type="string">
            <text:p>borobudur plaza</text:p>
          </table:table-cell>
          <table:table-cell table:formula="of:=COUNTIF([.$A$2:.$A$1502];[.C18])" office:value-type="float" office:value="29" calcext:value-type="float">
            <text:p>29</text:p>
          </table:table-cell>
          <table:table-cell office:value-type="float" office:value="-7.778398" calcext:value-type="float">
            <text:p>-7.778398</text:p>
          </table:table-cell>
          <table:table-cell office:value-type="float" office:value="110.360982" calcext:value-type="float">
            <text:p>110.360982</text:p>
          </table:table-cell>
        </table:table-row>
        <table:table-row table:style-name="ro1">
          <table:table-cell office:value-type="string" calcext:value-type="string">
            <text:p>babarsari</text:p>
          </table:table-cell>
          <table:table-cell/>
          <table:table-cell office:value-type="string" calcext:value-type="string">
            <text:p>ketandan</text:p>
          </table:table-cell>
          <table:table-cell table:formula="of:=COUNTIF([.$A$2:.$A$1502];[.C19])" office:value-type="float" office:value="28" calcext:value-type="float">
            <text:p>28</text:p>
          </table:table-cell>
          <table:table-cell office:value-type="float" office:value="-7.811968" calcext:value-type="float">
            <text:p>-7.811968</text:p>
          </table:table-cell>
          <table:table-cell office:value-type="float" office:value="110.4091" calcext:value-type="float">
            <text:p>110.4091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selokan mataram</text:p>
          </table:table-cell>
          <table:table-cell table:formula="of:=COUNTIF([.$A$2:.$A$1502];[.C20])" office:value-type="float" office:value="28" calcext:value-type="float">
            <text:p>28</text:p>
          </table:table-cell>
          <table:table-cell office:value-type="float" office:value="-7.761338" calcext:value-type="float">
            <text:p>-7.761338</text:p>
          </table:table-cell>
          <table:table-cell office:value-type="float" office:value="110.361796" calcext:value-type="float">
            <text:p>110.361796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janti</text:p>
          </table:table-cell>
          <table:table-cell table:formula="of:=COUNTIF([.$A$2:.$A$1502];[.C21])" office:value-type="float" office:value="27" calcext:value-type="float">
            <text:p>27</text:p>
          </table:table-cell>
          <table:table-cell office:value-type="float" office:value="-7.783312" calcext:value-type="float">
            <text:p>-7.783312</text:p>
          </table:table-cell>
          <table:table-cell office:value-type="float" office:value="110.410425" calcext:value-type="float">
            <text:p>110.410425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mm ugm</text:p>
          </table:table-cell>
          <table:table-cell table:formula="of:=COUNTIF([.$A$2:.$A$1502];[.C22])" office:value-type="float" office:value="25" calcext:value-type="float">
            <text:p>25</text:p>
          </table:table-cell>
          <table:table-cell office:value-type="float" office:value="-7.765839" calcext:value-type="float">
            <text:p>-7.765839</text:p>
          </table:table-cell>
          <table:table-cell office:value-type="float" office:value="110.378525" calcext:value-type="float">
            <text:p>110.378525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sgm</text:p>
          </table:table-cell>
          <table:table-cell table:formula="of:=COUNTIF([.$A$2:.$A$1502];[.C23])" office:value-type="float" office:value="23" calcext:value-type="float">
            <text:p>23</text:p>
          </table:table-cell>
          <table:table-cell office:value-type="float" office:value="-7.802181" calcext:value-type="float">
            <text:p>-7.802181</text:p>
          </table:table-cell>
          <table:table-cell office:value-type="float" office:value="110.39521" calcext:value-type="float">
            <text:p>110.39521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monjali</text:p>
          </table:table-cell>
          <table:table-cell table:formula="of:=COUNTIF([.$A$2:.$A$1502];[.C24])" office:value-type="float" office:value="22" calcext:value-type="float">
            <text:p>22</text:p>
          </table:table-cell>
          <table:table-cell office:value-type="float" office:value="-7.751235" calcext:value-type="float">
            <text:p>-7.751235</text:p>
          </table:table-cell>
          <table:table-cell office:value-type="float" office:value="110.371152" calcext:value-type="float">
            <text:p>110.371152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permata</text:p>
          </table:table-cell>
          <table:table-cell table:formula="of:=COUNTIF([.$A$2:.$A$1502];[.C25])" office:value-type="float" office:value="21" calcext:value-type="float">
            <text:p>21</text:p>
          </table:table-cell>
          <table:table-cell office:value-type="float" office:value="-7.801588" calcext:value-type="float">
            <text:p>-7.801588</text:p>
          </table:table-cell>
          <table:table-cell office:value-type="float" office:value="110.372942" calcext:value-type="float">
            <text:p>110.372942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condongcatur</text:p>
          </table:table-cell>
          <table:table-cell table:formula="of:=COUNTIF([.$A$2:.$A$1502];[.C26])" office:value-type="float" office:value="20" calcext:value-type="float">
            <text:p>20</text:p>
          </table:table-cell>
          <table:table-cell office:value-type="float" office:value="-7.758425" calcext:value-type="float">
            <text:p>-7.758425</text:p>
          </table:table-cell>
          <table:table-cell office:value-type="float" office:value="110.395719" calcext:value-type="float">
            <text:p>110.395719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km 0</text:p>
          </table:table-cell>
          <table:table-cell table:formula="of:=COUNTIF([.$A$2:.$A$1502];[.C27])" office:value-type="float" office:value="19" calcext:value-type="float">
            <text:p>19</text:p>
          </table:table-cell>
          <table:table-cell office:value-type="float" office:value="-7.801383" calcext:value-type="float">
            <text:p>-7.801383</text:p>
          </table:table-cell>
          <table:table-cell office:value-type="float" office:value="110.364769" calcext:value-type="float">
            <text:p>110.364769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terminal giwangan</text:p>
          </table:table-cell>
          <table:table-cell table:formula="of:=COUNTIF([.$A$2:.$A$1502];[.C2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taman</text:p>
          </table:table-cell>
          <table:table-cell table:formula="of:=COUNTIF([.$A$2:.$A$1502];[.C2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am sangaji</text:p>
          </table:table-cell>
          <table:table-cell table:formula="of:=COUNTIF([.$A$2:.$A$1502];[.C30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erangan</text:p>
          </table:table-cell>
          <table:table-cell table:formula="of:=COUNTIF([.$A$2:.$A$1502];[.C31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lok o</text:p>
          </table:table-cell>
          <table:table-cell table:formula="of:=COUNTIF([.$A$2:.$A$1502];[.C3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dran</text:p>
          </table:table-cell>
          <table:table-cell table:formula="of:=COUNTIF([.$A$2:.$A$1502];[.C33])" office:value-type="float" office:value="11" calcext:value-type="float">
            <text:p>11</text:p>
          </table:table-cell>
          <table:table-cell office:value-type="float" office:value="-7.789407" calcext:value-type="float">
            <text:p>-7.789407</text:p>
          </table:table-cell>
          <table:table-cell office:value-type="float" office:value="110.357481" calcext:value-type="float">
            <text:p>110.35748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iwangan</text:p>
          </table:table-cell>
          <table:table-cell table:formula="of:=COUNTIF([.$A$2:.$A$1502];[.C3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ondomanan</text:p>
          </table:table-cell>
          <table:table-cell table:formula="of:=COUNTIF([.$A$2:.$A$1502];[.C35])" office:value-type="float" office:value="10" calcext:value-type="float">
            <text:p>10</text:p>
          </table:table-cell>
          <table:table-cell office:value-type="float" office:value="-7.801541" calcext:value-type="float">
            <text:p>-7.801541</text:p>
          </table:table-cell>
          <table:table-cell office:value-type="float" office:value="110.369321" calcext:value-type="float">
            <text:p>110.36932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ids fun</text:p>
          </table:table-cell>
          <table:table-cell table:formula="of:=COUNTIF([.$A$2:.$A$1502];[.C36])" office:value-type="float" office:value="10" calcext:value-type="float">
            <text:p>10</text:p>
          </table:table-cell>
          <table:table-cell office:value-type="float" office:value="-7.827845" calcext:value-type="float">
            <text:p>-7.827845</text:p>
          </table:table-cell>
          <table:table-cell office:value-type="float" office:value="110.442521" calcext:value-type="float">
            <text:p>110.44252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ruwo</text:p>
          </table:table-cell>
          <table:table-cell table:formula="of:=COUNTIF([.$A$2:.$A$1502];[.C3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edongkuning</text:p>
          </table:table-cell>
          <table:table-cell table:formula="of:=COUNTIF([.$A$2:.$A$1502];[.C38])" office:value-type="float" office:value="9" calcext:value-type="float">
            <text:p>9</text:p>
          </table:table-cell>
          <table:table-cell office:value-type="float" office:value="-7.807613" calcext:value-type="float">
            <text:p>-7.807613</text:p>
          </table:table-cell>
          <table:table-cell office:value-type="float" office:value="110.402162" calcext:value-type="float">
            <text:p>110.40216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jujur</text:p>
          </table:table-cell>
          <table:table-cell table:formula="of:=COUNTIF([.$A$2:.$A$1502];[.C3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roliman</text:p>
          </table:table-cell>
          <table:table-cell table:formula="of:=COUNTIF([.$A$2:.$A$1502];[.C4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ny</text:p>
          </table:table-cell>
          <table:table-cell table:formula="of:=COUNTIF([.$A$2:.$A$1502];[.C4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ugisan</text:p>
          </table:table-cell>
          <table:table-cell table:formula="of:=COUNTIF([.$A$2:.$A$1502];[.C42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laksda adisucipto</text:p>
          </table:table-cell>
          <table:table-cell table:formula="of:=COUNTIF([.$A$2:.$A$1502];[.C4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tran</text:p>
          </table:table-cell>
          <table:table-cell table:formula="of:=COUNTIF([.$A$2:.$A$1502];[.C4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pn seturan</text:p>
          </table:table-cell>
          <table:table-cell table:formula="of:=COUNTIF([.$A$2:.$A$1502];[.C4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ku muh</text:p>
          </table:table-cell>
          <table:table-cell table:formula="of:=COUNTIF([.$A$2:.$A$1502];[.C4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ntul</text:p>
          </table:table-cell>
          <table:table-cell table:formula="of:=COUNTIF([.$A$2:.$A$1502];[.C4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code</text:p>
          </table:table-cell>
          <table:table-cell table:formula="of:=COUNTIF([.$A$2:.$A$1502];[.C4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odean</text:p>
          </table:table-cell>
          <table:table-cell table:formula="of:=COUNTIF([.$A$2:.$A$1502];[.C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asihan</text:p>
          </table:table-cell>
          <table:table-cell table:formula="of:=COUNTIF([.$A$2:.$A$1502];[.C5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tean</text:p>
          </table:table-cell>
          <table:table-cell table:formula="of:=COUNTIF([.$A$2:.$A$1502];[.C5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ogung</text:p>
          </table:table-cell>
          <table:table-cell table:formula="of:=COUNTIF([.$A$2:.$A$1502];[.C5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amai</text:p>
          </table:table-cell>
          <table:table-cell table:formula="of:=COUNTIF([.$A$2:.$A$1502];[.C5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ongkelan</text:p>
          </table:table-cell>
          <table:table-cell table:formula="of:=COUNTIF([.$A$2:.$A$1502];[.C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agelang</text:p>
          </table:table-cell>
          <table:table-cell table:formula="of:=COUNTIF([.$A$2:.$A$1502];[.C5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aguwoharjo</text:p>
          </table:table-cell>
          <table:table-cell table:formula="of:=COUNTIF([.$A$2:.$A$1502];[.C5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barsari</text:p>
          </table:table-cell>
          <table:table-cell table:formula="of:=COUNTIF([.$A$2:.$A$1502];[.C5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underan ugm</text:p>
          </table:table-cell>
          <table:table-cell table:formula="of:=COUNTIF([.$A$2:.$A$1502];[.C5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condong catur</text:p>
          </table:table-cell>
          <table:table-cell table:formula="of:=COUNTIF([.$A$2:.$A$1502];[.C5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ejayan</text:p>
          </table:table-cell>
          <table:table-cell table:formula="of:=COUNTIF([.$A$2:.$A$1502];[.C6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aliurang</text:p>
          </table:table-cell>
          <table:table-cell table:formula="of:=COUNTIF([.$A$2:.$A$1502];[.C61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h ahmad dahlan</text:p>
          </table:table-cell>
          <table:table-cell table:formula="of:=COUNTIF([.$A$2:.$A$1502];[.C6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elia purosani</text:p>
          </table:table-cell>
          <table:table-cell table:formula="of:=COUNTIF([.$A$2:.$A$1502];[.C6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sar kembang</text:p>
          </table:table-cell>
          <table:table-cell table:formula="of:=COUNTIF([.$A$2:.$A$1502];[.C6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tamansiswa</text:p>
          </table:table-cell>
          <table:table-cell table:formula="of:=COUNTIF([.$A$2:.$A$1502];[.C6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gm</text:p>
          </table:table-cell>
          <table:table-cell table:formula="of:=COUNTIF([.$A$2:.$A$1502];[.C6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mum</text:p>
          </table:table-cell>
          <table:table-cell table:formula="of:=COUNTIF([.$A$2:.$A$1502];[.C6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amai timur</text:p>
          </table:table-cell>
          <table:table-cell table:formula="of:=COUNTIF([.$A$2:.$A$1502];[.C6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unung kidul</text:p>
          </table:table-cell>
          <table:table-cell table:formula="of:=COUNTIF([.$A$2:.$A$1502];[.C6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rongahan</text:p>
          </table:table-cell>
          <table:table-cell table:formula="of:=COUNTIF([.$A$2:.$A$1502];[.C7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usumanegara</text:p>
          </table:table-cell>
          <table:table-cell table:formula="of:=COUNTIF([.$A$2:.$A$1502];[.C7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nol kilometer</text:p>
          </table:table-cell>
          <table:table-cell table:formula="of:=COUNTIF([.$A$2:.$A$1502];[.C7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ojok beteng kulon</text:p>
          </table:table-cell>
          <table:table-cell table:formula="of:=COUNTIF([.$A$2:.$A$1502];[.C7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osrowijayan</text:p>
          </table:table-cell>
          <table:table-cell table:formula="of:=COUNTIF([.$A$2:.$A$1502];[.C7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wirobrajan</text:p>
          </table:table-cell>
          <table:table-cell table:formula="of:=COUNTIF([.$A$2:.$A$1502];[.C75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wonosari</text:p>
          </table:table-cell>
          <table:table-cell table:formula="of:=COUNTIF([.$A$2:.$A$1502];[.C7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yos sudarso</text:p>
          </table:table-cell>
          <table:table-cell table:formula="of:=COUNTIF([.$A$2:.$A$1502];[.C7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adi sucipto</text:p>
          </table:table-cell>
          <table:table-cell table:formula="of:=COUNTIF([.$A$2:.$A$1502];[.C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ahmad yani</text:p>
          </table:table-cell>
          <table:table-cell table:formula="of:=COUNTIF([.$A$2:.$A$1502];[.C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ndara adi sucipto</text:p>
          </table:table-cell>
          <table:table-cell table:formula="of:=COUNTIF([.$A$2:.$A$1502];[.C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ntul m</text:p>
          </table:table-cell>
          <table:table-cell table:formula="of:=COUNTIF([.$A$2:.$A$1502];[.C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ambir</text:p>
          </table:table-cell>
          <table:table-cell table:formula="of:=COUNTIF([.$A$2:.$A$1502];[.C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amelan</text:p>
          </table:table-cell>
          <table:table-cell table:formula="of:=COUNTIF([.$A$2:.$A$1502];[.C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halaman masjid</text:p>
          </table:table-cell>
          <table:table-cell table:formula="of:=COUNTIF([.$A$2:.$A$1502];[.C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auman</text:p>
          </table:table-cell>
          <table:table-cell table:formula="of:=COUNTIF([.$A$2:.$A$1502];[.C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emakmuran</text:p>
          </table:table-cell>
          <table:table-cell table:formula="of:=COUNTIF([.$A$2:.$A$1502];[.C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otabaru</text:p>
          </table:table-cell>
          <table:table-cell table:formula="of:=COUNTIF([.$A$2:.$A$1502];[.C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ataram</text:p>
          </table:table-cell>
          <table:table-cell table:formula="of:=COUNTIF([.$A$2:.$A$1502];[.C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nti</text:p>
          </table:table-cell>
          <table:table-cell table:formula="of:=COUNTIF([.$A$2:.$A$1502];[.C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sar</text:p>
          </table:table-cell>
          <table:table-cell table:formula="of:=COUNTIF([.$A$2:.$A$1502];[.C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ingit</text:p>
          </table:table-cell>
          <table:table-cell table:formula="of:=COUNTIF([.$A$2:.$A$1502];[.C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os besar</text:p>
          </table:table-cell>
          <table:table-cell table:formula="of:=COUNTIF([.$A$2:.$A$1502];[.C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edayu</text:p>
          </table:table-cell>
          <table:table-cell table:formula="of:=COUNTIF([.$A$2:.$A$1502];[.C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tadion</text:p>
          </table:table-cell>
          <table:table-cell table:formula="of:=COUNTIF([.$A$2:.$A$1502];[.C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tasiun lempuyangan</text:p>
          </table:table-cell>
          <table:table-cell table:formula="of:=COUNTIF([.$A$2:.$A$1502];[.C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ultan agung</text:p>
          </table:table-cell>
          <table:table-cell table:formula="of:=COUNTIF([.$A$2:.$A$1502];[.C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timoho</text:p>
          </table:table-cell>
          <table:table-cell table:formula="of:=COUNTIF([.$A$2:.$A$1502];[.C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mbulharjo</text:p>
          </table:table-cell>
          <table:table-cell table:formula="of:=COUNTIF([.$A$2:.$A$1502];[.C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pn</text:p>
          </table:table-cell>
          <table:table-cell table:formula="of:=COUNTIF([.$A$2:.$A$1502];[.C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veteran</text:p>
          </table:table-cell>
          <table:table-cell table:formula="of:=COUNTIF([.$A$2:.$A$1502];[.C1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wahidin</text:p>
          </table:table-cell>
          <table:table-cell table:formula="of:=COUNTIF([.$A$2:.$A$1502];[.C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rs pku muhammadiyah muhammadiyah</text:p>
          </table:table-cell>
          <table:table-cell table:formula="of:=COUNTIF([.$A$2:.$A$1502];[.C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ara adi 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tul 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nderan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nderan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nderan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 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 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 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i tim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mai tim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b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jay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jay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jay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ung kid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ung kid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aman masj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iur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iur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iur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u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makm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 ahmad dah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 ahmad dah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 ahmad dah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itren 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tab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onga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onga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sumaneg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sumaneg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a puros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a puros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a puros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l kilo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l kilo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ar kemb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ar kemb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ar kemb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g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jok beteng ku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jok beteng ku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 bes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ay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rowijay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rowijay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d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siun lempuy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ltan ag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sis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sis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ansis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o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g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bulhar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te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hid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robra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robra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nos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nos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s sudar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s sudarso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:Sheet1.D10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01:09:53.963993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14:16.419321881</meta:creation-date>
    <dc:date>2016-03-21T01:48:09.268812374</dc:date>
    <meta:editing-duration>PT31M41S</meta:editing-duration>
    <meta:editing-cycles>4</meta:editing-cycles>
    <meta:generator>LibreOffice/4.4.6.3$Linux_X86_64 LibreOffice_project/40m0$Build-3</meta:generator>
    <meta:document-statistic meta:table-count="1" meta:cell-count="1766" meta:object-count="0"/>
  </office:meta>
</office:document-meta>
</file>